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in" style:auto-text-indent="false"/>
      <style:text-properties fo:language="pt" fo:country="BR"/>
    </style:style>
    <style:style style:name="T1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2" style:family="text">
      <style:text-properties fo:font-variant="normal" fo:text-transform="none" fo:color="#121212" loext:opacity="100%" fo:letter-spacing="normal"/>
    </style:style>
    <style:style style:name="T3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bold"/>
    </style:style>
    <style:style style:name="T4" style:family="text">
      <style:text-properties fo:font-variant="normal" fo:text-transform="none" fo:color="#212121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 programação orientação a objetos dizemos que um objeto possui uma interface, ou seja, o que ele conhece e o que sabe fazer. Por meio da interface é possível saber quais serviços podem ser executados e também as mensagens que o objeto recebe. Através do conceito de encapsulamento podemos definir e limitar o acesso por meio de diferentes níveis para as classes, atributos e métodos. </text:span><text:s/></text:p>
      <text:p text:style-name="P1"/>
      <text:p text:style-name="P1"><text:span text:style-name="T1">Utilizamos encapsulamento quando queremos definir como nossas classes, propriedades e métodos serão acessados por outras classes ou objetos dentro da aplicação</text:span> </text:p>
      <text:p text:style-name="P1"/>
      <text:p text:style-name="P2"><text:span text:style-name="T2">•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public</text:span></text:span></text:span><text:span text:style-name="T1"> – Permite acesso a qualquer outro elemento e por qualquer função.</text:span></text:p>
      <text:p text:style-name="P3"><text:span text:style-name="T2">•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internal</text:span></text:span></text:span><text:span text:style-name="T1"> – Permite acesso apenas dentro da própria classe e nas classes herdeiras. Aprofundaremos sobre este conceito no próximo capítulo (4 – Herança).</text:span></text:p>
      <text:p text:style-name="P3"><text:span text:style-name="T2">•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private</text:span></text:span></text:span><text:span text:style-name="T1"> – Permite acesso apenas pela própria classe.</text:span></text:p>
      <text:p text:style-name="P1"/>
      <text:p text:style-name="P1"/>
      <text:p text:style-name="P1"><text:span text:style-name="Strong_20_Emphasis"><text:span text:style-name="T4">Nota:</text:span></text:span><text:span text:style-name="T5"> </text:span><text:span text:style-name="T6">por padrão, o nível de encapsulamento é </text:span><text:span text:style-name="Emphasis"><text:span text:style-name="T6">internal</text:span></text:span><text:span text:style-name="T6">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5T20:18:29.431527300</meta:creation-date>
    <dc:date>2025-02-15T21:01:54.632142300</dc:date>
    <meta:editing-duration>PT21M21S</meta:editing-duration>
    <meta:editing-cycles>1</meta:editing-cycles>
    <meta:document-statistic meta:table-count="0" meta:image-count="0" meta:object-count="0" meta:page-count="1" meta:paragraph-count="6" meta:word-count="137" meta:character-count="885" meta:non-whitespace-character-count="746"/>
    <meta:generator>LibreOffice/25.2.0.3$Windows_X86_64 LibreOffice_project/e1cf4a87eb02d755bce1a01209907ea5ddc8f069</meta:generator>
  </office:meta>
</office:document-meta>
</file>